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1" style:family="table-row">
      <style:table-row-properties style:min-row-height="0.607cm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1" style:family="table-row">
      <style:table-row-properties style:min-row-height="0.607cm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text-properties officeooo:rsid="002cd225" officeooo:paragraph-rsid="002cd225"/>
    </style:style>
    <style:style style:name="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paragraph-rsid="000a4b03" style:font-size-asian="8pt" style:font-size-complex="8pt"/>
    </style:style>
    <style:style style:name="P7" style:family="paragraph" style:parent-style-name="Standard">
      <style:paragraph-properties fo:text-align="end" style:justify-single-word="false">
        <style:tab-stops>
          <style:tab-stop style:position="6.419cm"/>
        </style:tab-stops>
      </style:paragraph-properties>
      <style:text-properties fo:font-size="8pt" style:text-underline-style="solid" style:text-underline-width="auto" style:text-underline-color="font-color" officeooo:rsid="002208f2" officeooo:paragraph-rsid="002208f2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d9139"/>
    </style:style>
    <style:style style:name="P9" style:family="paragraph" style:parent-style-name="Standard">
      <style:text-properties officeooo:rsid="0036d18b" officeooo:paragraph-rsid="0036d18b"/>
    </style:style>
    <style:style style:name="P10" style:family="paragraph" style:parent-style-name="Standard">
      <style:text-properties officeooo:rsid="00389a10" officeooo:paragraph-rsid="00389a10"/>
    </style:style>
    <style:style style:name="P11" style:family="paragraph" style:parent-style-name="Standard">
      <style:text-properties officeooo:rsid="00389a10" officeooo:paragraph-rsid="0043771b"/>
    </style:style>
    <style:style style:name="P12" style:family="paragraph" style:parent-style-name="Standard">
      <style:paragraph-properties>
        <style:tab-stops>
          <style:tab-stop style:position="11.277cm"/>
        </style:tab-stops>
      </style:paragraph-properties>
      <style:text-properties officeooo:rsid="00394548" officeooo:paragraph-rsid="003dcb70"/>
    </style:style>
    <style:style style:name="P13" style:family="paragraph" style:parent-style-name="Standard">
      <style:paragraph-properties>
        <style:tab-stops>
          <style:tab-stop style:position="11.104cm"/>
        </style:tab-stops>
      </style:paragraph-properties>
      <style:text-properties officeooo:rsid="0043771b" officeooo:paragraph-rsid="00480921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69eca" style:font-name-asian="Wingdings" style:font-weight-asian="normal" style:font-name-complex="Wingdings" style:font-weight-complex="normal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5fbc2" style:font-name-asian="Wingdings" style:font-weight-asian="normal" style:font-name-complex="Wingdings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0cca81" officeooo:paragraph-rsid="00369eca" style:font-name-asian="Wingdings" style:font-weight-asian="normal" style:font-name-complex="Wingdings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Liberation Serif" officeooo:rsid="000aeddf" officeooo:paragraph-rsid="001d9139" style:font-name-asian="Wingdings" style:font-name-complex="Wingdings"/>
    </style:style>
    <style:style style:name="P18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officeooo:rsid="00394548" officeooo:paragraph-rsid="003fa4af" style:font-name-asian="Wingdings" style:font-name-complex="Wingdings"/>
    </style:style>
    <style:style style:name="P19" style:family="paragraph" style:parent-style-name="Standard">
      <style:text-properties style:font-name="Liberation Serif" officeooo:rsid="00389a10" officeooo:paragraph-rsid="00389a10" style:font-name-asian="Wingdings" style:font-name-complex="Wingdings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bold" officeooo:rsid="000aeddf" officeooo:paragraph-rsid="000aeddf" style:font-name-asian="Wingdings" style:font-weight-asian="bold" style:font-name-complex="Wingdings" style:font-weight-complex="bold"/>
    </style:style>
    <style:style style:name="P21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fa4af" style:font-name-asian="Wingdings" style:font-weight-asian="bold" style:font-name-complex="Wingdings" style:font-weight-complex="bold"/>
    </style:style>
    <style:style style:name="P22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dcb70" style:font-name-asian="Wingdings" style:font-weight-asian="bold" style:font-name-complex="Wingdings" style:font-weight-complex="bold"/>
    </style:style>
    <style:style style:name="P23" style:family="paragraph" style:parent-style-name="Text_20_body">
      <style:paragraph-properties fo:text-align="end" style:justify-single-word="false">
        <style:tab-stops>
          <style:tab-stop style:position="8.936cm"/>
        </style:tab-stops>
      </style:paragraph-properties>
      <style:text-properties style:font-name="Liberation Serif" officeooo:rsid="000aeddf" officeooo:paragraph-rsid="00540a06" style:font-name-asian="Wingdings" style:font-name-complex="Wingdings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fo:font-weight="normal" officeooo:rsid="0035fbc2" officeooo:paragraph-rsid="0035fbc2" style:font-weight-asian="normal" style:font-weight-complex="normal"/>
    </style:style>
    <style:style style:name="P25" style:family="paragraph" style:parent-style-name="Standard">
      <style:text-properties officeooo:rsid="0036d18b" officeooo:paragraph-rsid="0036d18b"/>
    </style:style>
    <style:style style:name="P26" style:family="paragraph" style:parent-style-name="Standard">
      <style:text-properties officeooo:rsid="0036d18b" officeooo:paragraph-rsid="00561260"/>
    </style:style>
    <style:style style:name="T1" style:family="text">
      <style:text-properties officeooo:rsid="000cca81"/>
    </style:style>
    <style:style style:name="T2" style:family="text">
      <style:text-properties style:font-name="Liberation Serif" style:font-name-asian="Wingdings" style:font-name-complex="Wingdings"/>
    </style:style>
    <style:style style:name="T3" style:family="text">
      <style:text-properties style:font-name="Liberation Serif" officeooo:rsid="000a4a2a" style:font-name-asian="Wingdings" style:font-name-complex="Wingdings"/>
    </style:style>
    <style:style style:name="T4" style:family="text">
      <style:text-properties style:font-name="Liberation Serif" officeooo:rsid="000a4b03" style:font-name-asian="Wingdings" style:font-name-complex="Wingdings"/>
    </style:style>
    <style:style style:name="T5" style:family="text">
      <style:text-properties style:font-name="Liberation Serif" officeooo:rsid="000cca81" style:font-name-asian="Wingdings" style:font-name-complex="Wingdings"/>
    </style:style>
    <style:style style:name="T6" style:family="text">
      <style:text-properties style:font-name="Liberation Serif" officeooo:rsid="003c4e4d" style:font-name-asian="Wingdings" style:font-name-complex="Wingdings"/>
    </style:style>
    <style:style style:name="T7" style:family="text">
      <style:text-properties style:font-name="Liberation Serif" officeooo:rsid="003ded69" style:font-name-asian="Wingdings" style:font-name-complex="Wingdings"/>
    </style:style>
    <style:style style:name="T8" style:family="text">
      <style:text-properties style:font-name="Liberation Serif" officeooo:rsid="0043771b" style:font-name-asian="Wingdings" style:font-name-complex="Wingdings"/>
    </style:style>
    <style:style style:name="T9" style:family="text">
      <style:text-properties style:font-name="Liberation Serif" officeooo:rsid="0044c246" style:font-name-asian="Wingdings" style:font-name-complex="Wingdings"/>
    </style:style>
    <style:style style:name="T10" style:family="text">
      <style:text-properties style:font-name="Liberation Serif" officeooo:rsid="000aeddf" style:font-name-asian="Wingdings" style:font-name-complex="Wingdings"/>
    </style:style>
    <style:style style:name="T11" style:family="text">
      <style:text-properties style:font-name="Liberation Serif" officeooo:rsid="004c9c1e" style:font-name-asian="Wingdings" style:font-name-complex="Wingdings"/>
    </style:style>
    <style:style style:name="T12" style:family="text">
      <style:text-properties style:font-name="Liberation Serif" officeooo:rsid="004d2547" style:font-name-asian="Wingdings" style:font-name-complex="Wingdings"/>
    </style:style>
    <style:style style:name="T13" style:family="text">
      <style:text-properties style:font-name="Liberation Serif" officeooo:rsid="00561260" style:font-name-asian="Wingdings" style:font-name-complex="Wingdings"/>
    </style:style>
    <style:style style:name="T14" style:family="text">
      <style:text-properties style:font-name="Liberation Serif" officeooo:rsid="0057ca85" style:font-name-asian="Wingdings" style:font-name-complex="Wingdings"/>
    </style:style>
    <style:style style:name="T15" style:family="text">
      <style:text-properties style:font-name="Liberation Serif" fo:font-weight="bold" officeooo:rsid="00394548" style:font-name-asian="Wingdings" style:font-weight-asian="bold" style:font-name-complex="Wingdings" style:font-weight-complex="bold"/>
    </style:style>
    <style:style style:name="T16" style:family="text">
      <style:text-properties officeooo:rsid="00343941"/>
    </style:style>
    <style:style style:name="T17" style:family="text">
      <style:text-properties officeooo:rsid="004fbe03"/>
    </style:style>
    <style:style style:name="T18" style:family="text">
      <style:text-properties officeooo:rsid="00520f51"/>
    </style:style>
    <style:style style:name="T19" style:family="text">
      <style:text-properties officeooo:rsid="00540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<text:span text:style-name="T1">{</text:span>{<text:span text:style-name="T16">envelopeAdress}}</text:span></text:p>
      <text:p text:style-name="P7"><text:span text:style-name="T2"/></text:p>
      <text:p text:style-name="P14">{{#if:sex=="female"}}</text:p>
      <text:p text:style-name="P14">Mrs. {{avname}} {{aname}},</text:p>
      <text:p text:style-name="P14">{{#elseif:sex=="male"}}</text:p>
      <text:p text:style-name="P14">Mr. {{avname}} {{aname}},</text:p>
      <text:p text:style-name="P14">{{#else}}</text:p>
      <text:p text:style-name="P14">{{avname}} {{aname}},</text:p>
      <text:p text:style-name="P16">{{#endif}}</text:p>
      <text:p text:style-name="P8"><text:span text:style-name="T10">{{a</text:span><text:span text:style-name="T5">street</text:span><text:span text:style-name="T10">}}</text:span></text:p>
      <text:p text:style-name="P17">{{atown}}</text:p>
      <text:p text:style-name="P8"><text:span text:style-name="T10"/></text:p>
      <text:p text:style-name="P23">{{town}}, {{date:<text:span text:style-name="T19">datum</text:span>|d.m.Y}}</text:p>
      <text:p text:style-name="P20">{{subject}}</text:p>
      <text:p text:style-name="P15">{{#if:sex=="female"}}</text:p>
      <text:p text:style-name="P15">Dear Mrs {{aname}},</text:p>
      <text:p text:style-name="P15">{{#elseif:sex=="male"}}</text:p>
      <text:p text:style-name="P15">Dear Mr {{aname}},</text:p>
      <text:p text:style-name="P15">{{#else}}</text:p>
      <text:p text:style-name="P15">Hello {{avname}} {{aname}},</text:p>
      <text:p text:style-name="P24"><text:span text:style-name="T2">{{#endif}}</text:span></text:p>
      <text:p text:style-name="P9"><text:span text:style-name="T5">{</text:span><text:span text:style-name="T2">{rich</text:span><text:span text:style-name="T13">1</text:span><text:span text:style-name="T2">}}</text:span></text:p>
      <text:p text:style-name="P9"><text:span text:style-name="T2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8">Product:</text:p>
          </table:table-cell>
          <table:table-cell table:style-name="Tabelle3.A1" office:value-type="string">
            <text:p text:style-name="P21">Price:</text:p>
          </table:table-cell>
        </table:table-row>
      </table:table>
      <text:p text:style-name="P19">{{#foreach:items}}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><text:span text:style-name="T2">{{pro</text:span><text:span text:style-name="T6">d</text:span><text:span text:style-name="T2">uct}</text:span><text:span text:style-name="T7">}</text:span></text:p>
          </table:table-cell>
          <table:table-cell table:style-name="Tabelle2.A1" office:value-type="string">
            <text:p text:style-name="P22">{{price}}</text:p>
          </table:table-cell>
        </table:table-row>
      </table:table>
      <text:p text:style-name="P10"><text:span text:style-name="T2">{{#endforeac</text:span><text:span text:style-name="T12">h}}</text:span></text:p>
      <text:p text:style-name="P26"><text:span text:style-name="T5">{</text:span><text:span text:style-name="T11">{rich</text:span><text:span text:style-name="T14">2</text:span><text:span text:style-name="T11">}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05cm" style:rel-column-width="10811*"/>
    </style:style>
    <style:style style:name="Tabelle1.B" style:family="table-column">
      <style:table-column-properties style:column-width="14.196cm" style:rel-column-width="54724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B1" style:family="table-cell">
      <style:table-cell-properties fo:padding="0.097cm" fo:border="none"/>
    </style:style>
    <style:style style:name="MP1" style:family="paragraph" style:parent-style-name="Table_20_Contents">
      <style:text-properties officeooo:rsid="002cd225" officeooo:paragraph-rsid="002cd225"/>
    </style:style>
    <style:style style:name="M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M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M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MT1" style:family="text">
      <style:text-properties officeooo:rsid="000cca81"/>
    </style:style>
    <style:style style:name="MT2" style:family="text">
      <style:text-properties style:font-name="Liberation Serif" officeooo:rsid="000a4a2a" style:font-name-asian="Wingdings" style:font-name-complex="Wingdings"/>
    </style:style>
    <style:style style:name="MT3" style:family="text">
      <style:text-properties style:font-name="Liberation Serif" officeooo:rsid="000a4b03" style:font-name-asian="Wingdings" style:font-name-complex="Wingding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{{image}}</text:p>
            </table:table-cell>
            <table:table-cell table:style-name="Tabelle1.B1" office:value-type="string">
              <text:p text:style-name="MP2"><text:span text:style-name="MT1">{</text:span>{upper:vname}} {{upper:name}}</text:p>
              <text:p text:style-name="MP3"><text:span text:style-name="MT2">{{ad</text:span><text:span text:style-name="MT3">d</text:span><text:span text:style-name="MT2">ress}}</text:span></text:p>
              <text:p text:style-name="MP4">{{lower:mail}}</text:p>
              <text:p text:style-name="MP4">{{lower:phone}}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2:39:47.931335232</meta:creation-date>
    <dc:date>2025-04-26T14:55:58.265263547</dc:date>
    <meta:editing-duration>PT15H41M</meta:editing-duration>
    <meta:editing-cycles>80</meta:editing-cycles>
    <meta:generator>LibreOffice/24.2.7.2$Linux_X86_64 LibreOffice_project/420$Build-2</meta:generator>
    <meta:document-statistic meta:table-count="3" meta:image-count="0" meta:object-count="0" meta:page-count="1" meta:paragraph-count="32" meta:word-count="45" meta:character-count="505" meta:non-whitespace-character-count="492"/>
  </office:meta>
</office:document-meta>
</file>